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size-complex="10pt" fo:color="#000000" style:font-name="Monospace" fo:font-size="10pt" style:font-name-asian="Monospace" style:font-name-complex="Monospace" style:font-size-asian="10pt"/>
    </style:style>
    <style:style style:name="T2" style:family="text">
      <style:text-properties style:font-size-complex="10pt" style:font-name="Monospace" fo:font-size="10pt" style:font-name-asian="Monospace" style:font-name-complex="Monospace" style:font-size-asian="10pt" style:font-weight-asian="bold" fo:color="#7f0055" style:font-weight-complex="bold" fo:font-weight="bold"/>
    </style:style>
    <style:style style:name="T3" style:family="text">
      <style:text-properties style:font-size-complex="10pt" style:font-name="Monospace" fo:font-size="10pt" style:font-name-asian="Monospace" style:font-name-complex="Monospace" style:font-size-asian="10pt" fo:color="#000000"/>
    </style:style>
    <style:style style:name="T4" style:family="text">
      <style:text-properties style:font-size-complex="10pt" style:font-name="Monospace" fo:font-size="10pt" style:font-name-asian="Monospace" style:font-name-complex="Monospace" style:font-size-asian="10pt" fo:color="#7f0055" fo:font-weight="bold" style:font-weight-asian="bold" style:font-weight-complex="bold"/>
    </style:style>
    <style:style style:name="T5" style:family="text">
      <style:text-properties style:font-size-complex="10pt" style:font-name="Monospace" fo:font-size="10pt" style:font-name-asian="Monospace" style:font-name-complex="Monospace" style:font-size-asian="10pt" fo:color="#2a00ff"/>
    </style:style>
    <style:style style:name="T6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7" style:family="text">
      <style:text-properties style:font-name="Monospace" fo:font-size="10pt" style:font-name-asian="Monospace" style:font-name-complex="Monospace" style:font-size-asian="10pt" style:font-size-complex="10pt" fo:color="#0000c0" fo:font-style="italic" style:font-style-asian="italic" style:font-style-complex="italic"/>
    </style:style>
    <style:style style:name="T8" style:family="text">
      <style:text-properties style:font-name="Monospace" fo:font-size="10pt" style:font-name-asian="Monospace" style:font-name-complex="Monospace" style:font-size-asian="10pt" style:font-size-complex="10pt" fo:color="#000000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215in" svg:y="0.5098in">
            <draw:object draw:notify-on-update-of-ranges="Sheet1.B3:Sheet1.B25 Sheet1.C3:Sheet1.C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1827in" svg:y="5.0921in">
            <draw:object draw:notify-on-update-of-ranges="Sheet1.B29:Sheet1.B51 Sheet1.C29:Sheet1.C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<text:span text:style-name="T1">GregorianCalendar time = </text:span><text:span text:style-name="T2">new</text:span><text:span text:style-name="T3"> GregorianCalendar(</text:span><text:span text:style-name="T4">new</text:span><text:span text:style-name="T3"> SimpleTimeZone(-6 * 60 * 60 * 1000, </text:span><text:span text:style-name="T5">"LST"</text:span><text:span text:style-name="T3">));</text:span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pan text:style-name="T6">time.set(2015, Calendar.</text:span><text:span text:style-name="T7">DECEMBER</text:span><text:span text:style-name="T8">, 19, hour, 00, 00);</text:span>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8.21989" calcext:value-type="float">
            <text:p>48.21989</text:p>
          </table:table-cell>
          <table:table-cell office:value-type="float" office:value="-80.0898296155586" calcext:value-type="float">
            <text:p>-80.08982961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7.08264" calcext:value-type="float">
            <text:p>77.08264</text:p>
          </table:table-cell>
          <table:table-cell office:value-type="float" office:value="-68.3868177393908" calcext:value-type="float">
            <text:p>-68.38681773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7.86764" calcext:value-type="float">
            <text:p>87.86764</text:p>
          </table:table-cell>
          <table:table-cell office:value-type="float" office:value="-55.5535170755433" calcext:value-type="float">
            <text:p>-55.553517075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5.07088" calcext:value-type="float">
            <text:p>95.07088</text:p>
          </table:table-cell>
          <table:table-cell office:value-type="float" office:value="-42.6201794357324" calcext:value-type="float">
            <text:p>-42.620179435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1.30354" calcext:value-type="float">
            <text:p>101.30354</text:p>
          </table:table-cell>
          <table:table-cell office:value-type="float" office:value="-29.8159122841915" calcext:value-type="float">
            <text:p>-29.815912284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7.48437" calcext:value-type="float">
            <text:p>107.48437</text:p>
          </table:table-cell>
          <table:table-cell office:value-type="float" office:value="-17.2933718212218" calcext:value-type="float">
            <text:p>-17.29337182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4.15691" calcext:value-type="float">
            <text:p>114.15691</text:p>
          </table:table-cell>
          <table:table-cell office:value-type="float" office:value="-5.142278278468" calcext:value-type="float">
            <text:p>-5.142278278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1.80532" calcext:value-type="float">
            <text:p>121.80532</text:p>
          </table:table-cell>
          <table:table-cell office:value-type="float" office:value="6.40318410274692" calcext:value-type="float">
            <text:p>6.40318410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0.96327" calcext:value-type="float">
            <text:p>130.96327</text:p>
          </table:table-cell>
          <table:table-cell office:value-type="float" office:value="16.7751885209314" calcext:value-type="float">
            <text:p>16.775188520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2.21207" calcext:value-type="float">
            <text:p>142.21207</text:p>
          </table:table-cell>
          <table:table-cell office:value-type="float" office:value="25.6784670511446" calcext:value-type="float">
            <text:p>25.67846705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5.9822" calcext:value-type="float">
            <text:p>155.9822</text:p>
          </table:table-cell>
          <table:table-cell office:value-type="float" office:value="32.3494086928214" calcext:value-type="float">
            <text:p>32.349408692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72.04476" calcext:value-type="float">
            <text:p>172.04476</text:p>
          </table:table-cell>
          <table:table-cell office:value-type="float" office:value="35.9347315236894" calcext:value-type="float">
            <text:p>35.934731523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89.03573" calcext:value-type="float">
            <text:p>189.03573</text:p>
          </table:table-cell>
          <table:table-cell office:value-type="float" office:value="35.8110316540154" calcext:value-type="float">
            <text:p>35.81103165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4.97851" calcext:value-type="float">
            <text:p>204.97851</text:p>
          </table:table-cell>
          <table:table-cell office:value-type="float" office:value="32.0022654810107" calcext:value-type="float">
            <text:p>32.00226548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8.58154" calcext:value-type="float">
            <text:p>218.58154</text:p>
          </table:table-cell>
          <table:table-cell office:value-type="float" office:value="25.1612034954466" calcext:value-type="float">
            <text:p>25.161203495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9.67787" calcext:value-type="float">
            <text:p>229.67787</text:p>
          </table:table-cell>
          <table:table-cell office:value-type="float" office:value="16.1413422527205" calcext:value-type="float">
            <text:p>16.141342252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8.71975" calcext:value-type="float">
            <text:p>238.71975</text:p>
          </table:table-cell>
          <table:table-cell office:value-type="float" office:value="5.70037906301785" calcext:value-type="float">
            <text:p>5.70037906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6.28837" calcext:value-type="float">
            <text:p>246.28837</text:p>
          </table:table-cell>
          <table:table-cell office:value-type="float" office:value="-5.95240588814133" calcext:value-type="float">
            <text:p>-5.952405888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2.9127" calcext:value-type="float">
            <text:p>252.9127</text:p>
          </table:table-cell>
          <table:table-cell office:value-type="float" office:value="-18.091009726467" calcext:value-type="float">
            <text:p>-18.091009726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9.07583" calcext:value-type="float">
            <text:p>259.07583</text:p>
          </table:table-cell>
          <table:table-cell office:value-type="float" office:value="-30.6366000575594" calcext:value-type="float">
            <text:p>-30.636600057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65.33135" calcext:value-type="float">
            <text:p>265.33135</text:p>
          </table:table-cell>
          <table:table-cell office:value-type="float" office:value="-43.4539008627108" calcext:value-type="float">
            <text:p>-43.453900862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72.64385" calcext:value-type="float">
            <text:p>272.64385</text:p>
          </table:table-cell>
          <table:table-cell office:value-type="float" office:value="-56.3900815791974" calcext:value-type="float">
            <text:p>-56.390081579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83.85727" calcext:value-type="float">
            <text:p>283.85727</text:p>
          </table:table-cell>
          <table:table-cell office:value-type="float" office:value="-69.2031168843314" calcext:value-type="float">
            <text:p>-69.203116884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<text:span text:style-name="T1">GregorianCalendar time = </text:span><text:span text:style-name="T2">new</text:span><text:span text:style-name="T3"> GregorianCalendar(</text:span><text:span text:style-name="T4">new</text:span><text:span text:style-name="T3"> SimpleTimeZone(-6 * 60 * 60 * 1000, </text:span><text:span text:style-name="T5">"LST"</text:span><text:span text:style-name="T3">));</text:span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pan text:style-name="T6">time.set(2015, Calendar.</text:span><text:span text:style-name="T7">JUNE</text:span><text:span text:style-name="T8">, 19, hour, 00, 00);</text:span>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.87028" calcext:value-type="float">
            <text:p>7.87028</text:p>
          </table:table-cell>
          <table:table-cell office:value-type="float" office:value="-35.9439835319178" calcext:value-type="float">
            <text:p>-35.94398353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.94299" calcext:value-type="float">
            <text:p>23.94299</text:p>
          </table:table-cell>
          <table:table-cell office:value-type="float" office:value="-32.3740878439154" calcext:value-type="float">
            <text:p>-32.374087843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7.72598" calcext:value-type="float">
            <text:p>37.72598</text:p>
          </table:table-cell>
          <table:table-cell office:value-type="float" office:value="-25.7139384098335" calcext:value-type="float">
            <text:p>-25.713938409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8.98586" calcext:value-type="float">
            <text:p>48.98586</text:p>
          </table:table-cell>
          <table:table-cell office:value-type="float" office:value="-16.8163469007878" calcext:value-type="float">
            <text:p>-16.816346900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8.15168" calcext:value-type="float">
            <text:p>58.15168</text:p>
          </table:table-cell>
          <table:table-cell office:value-type="float" office:value="-6.39249210593705" calcext:value-type="float">
            <text:p>-6.39249210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5.80482" calcext:value-type="float">
            <text:p>65.80482</text:p>
          </table:table-cell>
          <table:table-cell office:value-type="float" office:value="5.22791959805959" calcext:value-type="float">
            <text:p>5.227919598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2.47926" calcext:value-type="float">
            <text:p>72.47926</text:p>
          </table:table-cell>
          <table:table-cell office:value-type="float" office:value="17.2475935774795" calcext:value-type="float">
            <text:p>17.247593577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8.65906" calcext:value-type="float">
            <text:p>78.65906</text:p>
          </table:table-cell>
          <table:table-cell office:value-type="float" office:value="29.7705651830928" calcext:value-type="float">
            <text:p>29.77056518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4.88661" calcext:value-type="float">
            <text:p>84.88661</text:p>
          </table:table-cell>
          <table:table-cell office:value-type="float" office:value="42.5770858985491" calcext:value-type="float">
            <text:p>42.577085898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2.07677" calcext:value-type="float">
            <text:p>92.07677</text:p>
          </table:table-cell>
          <table:table-cell office:value-type="float" office:value="55.5139228395088" calcext:value-type="float">
            <text:p>55.513922839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2.825" calcext:value-type="float">
            <text:p>102.825</text:p>
          </table:table-cell>
          <table:table-cell office:value-type="float" office:value="68.3532150930815" calcext:value-type="float">
            <text:p>68.353215093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1.53247" calcext:value-type="float">
            <text:p>131.53247</text:p>
          </table:table-cell>
          <table:table-cell office:value-type="float" office:value="80.0750855560634" calcext:value-type="float">
            <text:p>80.075085556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3.71171" calcext:value-type="float">
            <text:p>223.71171</text:p>
          </table:table-cell>
          <table:table-cell office:value-type="float" office:value="80.8049630616115" calcext:value-type="float">
            <text:p>80.804963061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55.98199" calcext:value-type="float">
            <text:p>255.98199</text:p>
          </table:table-cell>
          <table:table-cell office:value-type="float" office:value="69.3381048748053" calcext:value-type="float">
            <text:p>69.338104874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67.27475" calcext:value-type="float">
            <text:p>267.27475</text:p>
          </table:table-cell>
          <table:table-cell office:value-type="float" office:value="56.5257393471381" calcext:value-type="float">
            <text:p>56.525739347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74.60828" calcext:value-type="float">
            <text:p>274.60828</text:p>
          </table:table-cell>
          <table:table-cell office:value-type="float" office:value="43.5863853442482" calcext:value-type="float">
            <text:p>43.586385344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80.86969" calcext:value-type="float">
            <text:p>280.86969</text:p>
          </table:table-cell>
          <table:table-cell office:value-type="float" office:value="30.7647061970688" calcext:value-type="float">
            <text:p>30.764706197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87.03211" calcext:value-type="float">
            <text:p>287.03211</text:p>
          </table:table-cell>
          <table:table-cell office:value-type="float" office:value="18.2143402226404" calcext:value-type="float">
            <text:p>18.214340222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93.65115" calcext:value-type="float">
            <text:p>293.65115</text:p>
          </table:table-cell>
          <table:table-cell office:value-type="float" office:value="6.14098427080377" calcext:value-type="float">
            <text:p>6.14098427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01.21004" calcext:value-type="float">
            <text:p>301.21004</text:p>
          </table:table-cell>
          <table:table-cell office:value-type="float" office:value="-5.49296813262733" calcext:value-type="float">
            <text:p>-5.492968132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10.23715" calcext:value-type="float">
            <text:p>310.23715</text:p>
          </table:table-cell>
          <table:table-cell office:value-type="float" office:value="-16.043550585625" calcext:value-type="float">
            <text:p>-16.043550585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21.31348" calcext:value-type="float">
            <text:p>321.31348</text:p>
          </table:table-cell>
          <table:table-cell office:value-type="float" office:value="-25.0802043565846" calcext:value-type="float">
            <text:p>-25.080204356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34.89371" calcext:value-type="float">
            <text:p>334.89371</text:p>
          </table:table-cell>
          <table:table-cell office:value-type="float" office:value="-31.9436431754156" calcext:value-type="float">
            <text:p>-31.9436431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0T20:50:32.255216387</dc:date>
    <meta:generator>LibreOffice/4.2.7.2$Linux_X86_64 LibreOffice_project/420m0$Build-2</meta:generator>
    <meta:editing-duration>PT3M53S</meta:editing-duration>
    <meta:editing-cycles>3</meta:editing-cycles>
    <meta:document-statistic meta:table-count="1" meta:cell-count="1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B3:Sheet1.C25" svg:x="0.32cm" svg:y="0.18cm" svg:width="13.097cm" svg:height="8.64cm">
          <chartooo:coordinate-region svg:x="1.232cm" svg:y="0.379cm" svg:width="11.90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5" chart:class="chart:scatter">
            <chart:domain table:cell-range-address="Sheet1.B3:Sheet1.B25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.21989">
                <text:p>48.21989</text:p>
                <draw:g>
                  <svg:desc>Sheet1.B3:Sheet1.B25</svg:desc>
                </draw:g>
              </table:table-cell>
              <table:table-cell office:value-type="float" office:value="-80.0898296155586">
                <text:p>-80.0898296155586</text:p>
                <draw:g>
                  <svg:desc>Sheet1.C3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08264">
                <text:p>77.08264</text:p>
              </table:table-cell>
              <table:table-cell office:value-type="float" office:value="-68.3868177393908">
                <text:p>-68.3868177393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.86764">
                <text:p>87.86764</text:p>
              </table:table-cell>
              <table:table-cell office:value-type="float" office:value="-55.5535170755433">
                <text:p>-55.5535170755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.07088">
                <text:p>95.07088</text:p>
              </table:table-cell>
              <table:table-cell office:value-type="float" office:value="-42.6201794357324">
                <text:p>-42.6201794357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.30354">
                <text:p>101.30354</text:p>
              </table:table-cell>
              <table:table-cell office:value-type="float" office:value="-29.8159122841915">
                <text:p>-29.8159122841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.48437">
                <text:p>107.48437</text:p>
              </table:table-cell>
              <table:table-cell office:value-type="float" office:value="-17.2933718212218">
                <text:p>-17.2933718212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.15691">
                <text:p>114.15691</text:p>
              </table:table-cell>
              <table:table-cell office:value-type="float" office:value="-5.142278278468">
                <text:p>-5.142278278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80532">
                <text:p>121.80532</text:p>
              </table:table-cell>
              <table:table-cell office:value-type="float" office:value="6.40318410274692">
                <text:p>6.40318410274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.96327">
                <text:p>130.96327</text:p>
              </table:table-cell>
              <table:table-cell office:value-type="float" office:value="16.7751885209314">
                <text:p>16.7751885209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.21207">
                <text:p>142.21207</text:p>
              </table:table-cell>
              <table:table-cell office:value-type="float" office:value="25.6784670511446">
                <text:p>25.678467051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.9822">
                <text:p>155.9822</text:p>
              </table:table-cell>
              <table:table-cell office:value-type="float" office:value="32.3494086928214">
                <text:p>32.3494086928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.04476">
                <text:p>172.04476</text:p>
              </table:table-cell>
              <table:table-cell office:value-type="float" office:value="35.9347315236894">
                <text:p>35.9347315236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.03573">
                <text:p>189.03573</text:p>
              </table:table-cell>
              <table:table-cell office:value-type="float" office:value="35.8110316540154">
                <text:p>35.8110316540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.97851">
                <text:p>204.97851</text:p>
              </table:table-cell>
              <table:table-cell office:value-type="float" office:value="32.0022654810107">
                <text:p>32.0022654810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8.58154">
                <text:p>218.58154</text:p>
              </table:table-cell>
              <table:table-cell office:value-type="float" office:value="25.1612034954466">
                <text:p>25.1612034954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9.67787">
                <text:p>229.67787</text:p>
              </table:table-cell>
              <table:table-cell office:value-type="float" office:value="16.1413422527205">
                <text:p>16.1413422527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8.71975">
                <text:p>238.71975</text:p>
              </table:table-cell>
              <table:table-cell office:value-type="float" office:value="5.70037906301785">
                <text:p>5.70037906301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6.28837">
                <text:p>246.28837</text:p>
              </table:table-cell>
              <table:table-cell office:value-type="float" office:value="-5.95240588814133">
                <text:p>-5.95240588814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2.9127">
                <text:p>252.9127</text:p>
              </table:table-cell>
              <table:table-cell office:value-type="float" office:value="-18.091009726467">
                <text:p>-18.091009726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9.07583">
                <text:p>259.07583</text:p>
              </table:table-cell>
              <table:table-cell office:value-type="float" office:value="-30.6366000575594">
                <text:p>-30.6366000575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5.33135">
                <text:p>265.33135</text:p>
              </table:table-cell>
              <table:table-cell office:value-type="float" office:value="-43.4539008627108">
                <text:p>-43.4539008627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2.64385">
                <text:p>272.64385</text:p>
              </table:table-cell>
              <table:table-cell office:value-type="float" office:value="-56.3900815791974">
                <text:p>-56.3900815791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3.85727">
                <text:p>283.85727</text:p>
              </table:table-cell>
              <table:table-cell office:value-type="float" office:value="-69.2031168843314">
                <text:p>-69.2031168843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3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B29:Sheet1.C51" svg:x="0.32cm" svg:y="0.18cm" svg:width="13.097cm" svg:height="8.64cm">
          <chartooo:coordinate-region svg:x="1.232cm" svg:y="0.379cm" svg:width="11.90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9:Sheet1.C51" chart:class="chart:scatter">
            <chart:domain table:cell-range-address="Sheet1.B29:Sheet1.B51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87028">
                <text:p>7.87028</text:p>
                <draw:g>
                  <svg:desc>Sheet1.B29:Sheet1.B51</svg:desc>
                </draw:g>
              </table:table-cell>
              <table:table-cell office:value-type="float" office:value="-35.9439835319178">
                <text:p>-35.9439835319178</text:p>
                <draw:g>
                  <svg:desc>Sheet1.C2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94299">
                <text:p>23.94299</text:p>
              </table:table-cell>
              <table:table-cell office:value-type="float" office:value="-32.3740878439154">
                <text:p>-32.3740878439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72598">
                <text:p>37.72598</text:p>
              </table:table-cell>
              <table:table-cell office:value-type="float" office:value="-25.7139384098335">
                <text:p>-25.7139384098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98586">
                <text:p>48.98586</text:p>
              </table:table-cell>
              <table:table-cell office:value-type="float" office:value="-16.8163469007878">
                <text:p>-16.8163469007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15168">
                <text:p>58.15168</text:p>
              </table:table-cell>
              <table:table-cell office:value-type="float" office:value="-6.39249210593705">
                <text:p>-6.39249210593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80482">
                <text:p>65.80482</text:p>
              </table:table-cell>
              <table:table-cell office:value-type="float" office:value="5.22791959805959">
                <text:p>5.22791959805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.47926">
                <text:p>72.47926</text:p>
              </table:table-cell>
              <table:table-cell office:value-type="float" office:value="17.2475935774795">
                <text:p>17.2475935774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65906">
                <text:p>78.65906</text:p>
              </table:table-cell>
              <table:table-cell office:value-type="float" office:value="29.7705651830928">
                <text:p>29.7705651830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88661">
                <text:p>84.88661</text:p>
              </table:table-cell>
              <table:table-cell office:value-type="float" office:value="42.5770858985491">
                <text:p>42.5770858985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.07677">
                <text:p>92.07677</text:p>
              </table:table-cell>
              <table:table-cell office:value-type="float" office:value="55.5139228395088">
                <text:p>55.513922839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825">
                <text:p>102.825</text:p>
              </table:table-cell>
              <table:table-cell office:value-type="float" office:value="68.3532150930815">
                <text:p>68.3532150930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.53247">
                <text:p>131.53247</text:p>
              </table:table-cell>
              <table:table-cell office:value-type="float" office:value="80.0750855560634">
                <text:p>80.0750855560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3.71171">
                <text:p>223.71171</text:p>
              </table:table-cell>
              <table:table-cell office:value-type="float" office:value="80.8049630616115">
                <text:p>80.8049630616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.98199">
                <text:p>255.98199</text:p>
              </table:table-cell>
              <table:table-cell office:value-type="float" office:value="69.3381048748053">
                <text:p>69.3381048748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.27475">
                <text:p>267.27475</text:p>
              </table:table-cell>
              <table:table-cell office:value-type="float" office:value="56.5257393471381">
                <text:p>56.5257393471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.60828">
                <text:p>274.60828</text:p>
              </table:table-cell>
              <table:table-cell office:value-type="float" office:value="43.5863853442482">
                <text:p>43.5863853442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.86969">
                <text:p>280.86969</text:p>
              </table:table-cell>
              <table:table-cell office:value-type="float" office:value="30.7647061970688">
                <text:p>30.7647061970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7.03211">
                <text:p>287.03211</text:p>
              </table:table-cell>
              <table:table-cell office:value-type="float" office:value="18.2143402226404">
                <text:p>18.2143402226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3.65115">
                <text:p>293.65115</text:p>
              </table:table-cell>
              <table:table-cell office:value-type="float" office:value="6.14098427080377">
                <text:p>6.14098427080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.21004">
                <text:p>301.21004</text:p>
              </table:table-cell>
              <table:table-cell office:value-type="float" office:value="-5.49296813262733">
                <text:p>-5.49296813262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23715">
                <text:p>310.23715</text:p>
              </table:table-cell>
              <table:table-cell office:value-type="float" office:value="-16.043550585625">
                <text:p>-16.043550585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1.31348">
                <text:p>321.31348</text:p>
              </table:table-cell>
              <table:table-cell office:value-type="float" office:value="-25.0802043565846">
                <text:p>-25.0802043565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4.89371">
                <text:p>334.89371</text:p>
              </table:table-cell>
              <table:table-cell office:value-type="float" office:value="-31.9436431754156">
                <text:p>-31.94364317541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